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/>
      <style:text-properties fo:color="#000000" style:text-outline="false" style:text-line-through-style="none" style:font-name="Arial Unicode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008in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>
      <style:table-cell-properties fo:background-color="#ffffff" fo:border="0.0008in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table:style-name="ce1" office:value-type="string">
            <text:p>Num</text:p>
          </table:table-cell>
          <table:table-cell table:style-name="ce1" office:value-type="string">
            <text:p>Incident_Date</text:p>
          </table:table-cell>
          <table:table-cell table:style-name="ce1" office:value-type="string">
            <text:p>Solution_Source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Work_Hours</text:p>
          </table:table-cell>
          <table:table-cell table:style-name="ce1" office:value-type="string">
            <text:p>Problem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date" office:date-value="2021-08-29T10:00:00">
            <text:p>08/29/21 10:00 AM</text:p>
          </table:table-cell>
          <table:table-cell table:style-name="ce2" office:value-type="string">
            <text:p>google</text:p>
          </table:table-cell>
          <table:table-cell table:style-name="ce2" office:value-type="string">
            <text:p>Go to devices, printer and install printer with new script type offered on the computer.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omputers were not connecting to printer.</text:p>
          </table:table-cell>
          <table:table-cell table:number-columns-repeated="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3" office:value-type="date" office:date-value="2021-09-29T10:00:00">
            <text:p>09/29/21 10:00 AM</text:p>
          </table:table-cell>
          <table:table-cell table:style-name="ce2" office:value-type="string">
            <text:p>Tecnico/Yesmaire/Ana</text:p>
          </table:table-cell>
          <table:table-cell table:style-name="ce2" office:value-type="string">
            <text:p>Conectamos a Burgos a ethernet y parece haber arreglado el problema. Anita igual. Técnico indica que conexión de Ana Paula esta dañada y solución inmediata es moverla de escritorio.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string">
            <text:p>Problemas con en conexión de computadoras. Específicamente Ana Paula, Burgos y Anita.</text:p>
          </table:table-cell>
          <table:table-cell table:number-columns-repeated="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date" office:date-value="2021-10-12T09:30:00">
            <text:p>10/12/21 09:30 AM</text:p>
          </table:table-cell>
          <table:table-cell table:style-name="ce2" office:value-type="string">
            <text:p>Shaira/Worldnet</text:p>
          </table:table-cell>
          <table:table-cell table:style-name="ce2" office:value-type="string">
            <text:p>Se desconecto la fibra y se apago el mikrotik por unos segundos(Hard reboot). Representante de Weblink me ayudo a solucionarlo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No habia internet al llegar al trabajo. </text:p>
          </table:table-cell>
          <table:table-cell table:number-columns-repeated="5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3" office:value-type="date" office:date-value="2021-10-14T17:00:00">
            <text:p>10/14/21 05:00 PM</text:p>
          </table:table-cell>
          <table:table-cell table:style-name="ce2" office:value-type="string">
            <text:p>google</text:p>
          </table:table-cell>
          <table:table-cell table:style-name="ce2" office:value-type="string">
            <text:p>Reset bluetooth module. Factory reset all apple devices. Turn BT off and on. Reconnect all devices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La conexion BT se desconecta en la computadora de Denise, Allan y Marimel.</text:p>
          </table:table-cell>
          <table:table-cell table:number-columns-repeated="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3" office:value-type="date" office:date-value="2021-10-15T13:45:00">
            <text:p>10/15/21 01:45 P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eset connection and test, ping 8.8.8.8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Hubo un bajon de luz que dezconecto los servidores.</text:p>
          </table:table-cell>
          <table:table-cell table:number-columns-repeated="5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date" office:date-value="2021-10-18T09:45:00">
            <text:p>10/18/21 09:45 AM</text:p>
          </table:table-cell>
          <table:table-cell table:style-name="ce2" office:value-type="string">
            <text:p>IT Dept</text:p>
          </table:table-cell>
          <table:table-cell table:style-name="ce2" office:value-type="string">
            <text:p>Run Apple dignostics tool(press and hold D on startup with wired mouse). Crear un perfil nuevo para Ana en computadora vieja de James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Problemas con bluetooth en computadoras de Marimel, Danise y Allan. Ana necesita utilizar la computadora vieja de James.</text:p>
          </table:table-cell>
          <table:table-cell table:number-columns-repeated="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 office:value-type="date" office:date-value="2021-10-26T10:10:00">
            <text:p>10/26/21 10:10 AM</text:p>
          </table:table-cell>
          <table:table-cell table:style-name="ce2" office:value-type="string">
            <text:p>Google</text:p>
          </table:table-cell>
          <table:table-cell table:style-name="ce2" office:value-type="string">
            <text:p>Se conecto a Caduceus ya que estaba en empleados y se desconecto auto-join a la conexion. Buscar como llegar a Activity Monitor en MacOsX./Se reinicio el printer. Otra posible solucion era desinstalar y volver a instalar driver./Se reinicio el bluetooth de Luz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mputadora de Rebecca estaba lenta./Printer imprimio paginas con garabatos./El bluetooth de Luz se desconecto.</text:p>
          </table:table-cell>
          <table:table-cell table:number-columns-repeated="5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 office:value-type="date" office:date-value="2021-10-26T17:30:00">
            <text:p>10/26/21 05:30 PM</text:p>
          </table:table-cell>
          <table:table-cell table:style-name="ce2" office:value-type="string">
            <text:p>WorldNet</text:p>
          </table:table-cell>
          <table:table-cell table:style-name="ce2" office:value-type="string">
            <text:p>Generaron boleto para instalar cableado en la oficina. Boleto 306329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No hay conexion ethernet en el conference room y el wifi esta en mal estado.</text:p>
          </table:table-cell>
          <table:table-cell table:number-columns-repeated="5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date" office:date-value="2021-10-29T14:30:00">
            <text:p>10/29/21 02:30 PM</text:p>
          </table:table-cell>
          <table:table-cell table:style-name="ce2" office:value-type="string">
            <text:p>IP Lookup</text:p>
          </table:table-cell>
          <table:table-cell table:style-name="ce2" office:value-type="string">
            <text:p>El email de Allen ha sido comprometido(probablemente los otros tambien) <text:s/>y le bloqeuaron los emails en Microsoft. Contactar al admin de Microsoft 365 y que pueda desbloquear la cuenta. Traced IP 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Allen no puede enviar emails. </text:p>
          </table:table-cell>
          <table:table-cell table:number-columns-repeated="5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3" office:value-type="date" office:date-value="2021-11-02T10:00:00">
            <text:p>11/02/21 10:00 AM</text:p>
          </table:table-cell>
          <table:table-cell table:style-name="ce2" office:value-type="string">
            <text:p>Carlos Lopez Jr.(Pending)</text:p>
          </table:table-cell>
          <table:table-cell table:style-name="ce2" office:value-type="string">
            <text:p>Carlos Sr me ofrecio informacion de contacte de Carlos Jr. Llame y deje saber mi info de contacto y que espero su llamada. Pending solution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Luz, Allen, Anita y posiblemente mas fueron comprometidos y Carlos Jr(Microsoft Admin) esta en proceso de cambiar sus credenciales, causando inabilidad de usar los productos Microsoft 365.</text:p>
          </table:table-cell>
          <table:table-cell table:number-columns-repeated="5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date" office:date-value="2021-11-03T15:30:00">
            <text:p>11/03/21 03:30 PM</text:p>
          </table:table-cell>
          <table:table-cell table:style-name="ce2" office:value-type="string">
            <text:p>Worldnet</text:p>
          </table:table-cell>
          <table:table-cell table:style-name="ce2" office:value-type="string">
            <text:p>Llamar a Worldnet y ellos crearon ticket #306827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Internet esta teniendo mucho problemas de conexion. Desde esta manana esta en malas condiciones y viene y se va.</text:p>
          </table:table-cell>
          <table:table-cell table:number-columns-repeated="5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date" office:date-value="2021-11-03T16:14:00">
            <text:p>11/03/21 04:14 PM</text:p>
          </table:table-cell>
          <table:table-cell table:style-name="ce2" office:value-type="string">
            <text:p>Worldnet</text:p>
          </table:table-cell>
          <table:table-cell table:style-name="ce2" office:value-type="string">
            <text:p>Worldnet informo que soluciono problema. No ofrecieron detalles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Internet en malas condiciones</text:p>
          </table:table-cell>
          <table:table-cell table:style-name="ce1" office:value-type="string">
            <text:p>Solution_Source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Work_Hours</text:p>
          </table:table-cell>
          <table:table-cell table:style-name="ce1" office:value-type="string">
            <text:p>Problem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date" office:date-value="2021-11-04T10:00:00">
            <text:p>11/04/21 10:00 AM</text:p>
          </table:table-cell>
          <table:table-cell table:style-name="ce2" office:value-type="string">
            <text:p>Worldnet(Pending)</text:p>
          </table:table-cell>
          <table:table-cell table:style-name="ce2" office:value-type="string">
            <text:p>Se llamo a Worldnet y se inicio proceso de arreglo. Ticket #306874. Rep: Gabriel Cruz (787) 639-4318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Telefonos no estan recibiendo IP Address aunque computadoras si.</text:p>
          </table:table-cell>
          <table:table-cell table:style-name="ce2" office:value-type="string">
            <text:p>google</text:p>
          </table:table-cell>
          <table:table-cell table:style-name="ce2" office:value-type="string">
            <text:p>Go to devices, printer and install printer with new script type offered on the computer.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omputers were not connecting to printer.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3" office:value-type="date" office:date-value="2021-11-04T11:00:00">
            <text:p>11/04/21 11:00 AM</text:p>
          </table:table-cell>
          <table:table-cell table:style-name="ce2" office:value-type="string">
            <text:p>Interno</text:p>
          </table:table-cell>
          <table:table-cell table:style-name="ce2" office:value-type="string">
            <text:p>Se reinicio el sistema de internet entero. Se desconecto el mikrotik, el cuadro y el procesador. No resolvio el problema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Telefonos siguen sin conexion.</text:p>
          </table:table-cell>
          <table:table-cell table:style-name="ce2" office:value-type="string">
            <text:p>Tecnico/Yesmaire/Ana</text:p>
          </table:table-cell>
          <table:table-cell table:style-name="ce2" office:value-type="string">
            <text:p>Conectamos a Burgos a ethernet y parece haber arreglado el problema. Anita igual. Técnico indica que conexión de Ana Paula esta dañada y solución inmediata es moverla de escritorio.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string">
            <text:p>Problemas con en conexión de computadoras. Específicamente Ana Paula, Burgos y Anita.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3" office:value-type="date" office:date-value="2021-11-04T11:30:00">
            <text:p>11/04/21 11:30 AM</text:p>
          </table:table-cell>
          <table:table-cell table:style-name="ce2" office:value-type="string">
            <text:p>Interno</text:p>
          </table:table-cell>
          <table:table-cell table:style-name="ce2" office:value-type="string">
            <text:p>Worldnet encontro que no esta pasando trafico por el mikrotik del cuadro. Puerto 4. Se reinicio el cuadro solamente y comenzo a pasar un pooco de trafico pero intermitente. No se ha arreglado el problema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Worldnet llamo para seguir en troblueshooting.</text:p>
          </table:table-cell>
          <table:table-cell table:style-name="ce2" office:value-type="string">
            <text:p>Shaira/Worldnet</text:p>
          </table:table-cell>
          <table:table-cell table:style-name="ce2" office:value-type="string">
            <text:p>Se desconecto la fibra y se apago el mikrotik por unos segundos(Hard reboot). Representante de Weblink me ayudo a solucionarlo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No habia internet al llegar al trabajo. </text:p>
          </table:table-cell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3" office:value-type="date" office:date-value="2021-11-08T08:30:00">
            <text:p>11/08/21 08:30 AM</text:p>
          </table:table-cell>
          <table:table-cell table:style-name="ce2" office:value-type="string">
            <text:p>Developer.apple.com</text:p>
          </table:table-cell>
          <table:table-cell table:style-name="ce2" office:value-type="string">
            <text:p>Clean out safari cache(~/Library). Hold Shift to open Safari(reset). Remove Home Page as startup page. Update to Mac OS 12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mputadora de Aida esta teniendo problemas con Safari. Se intenta abrir pero crashea inmediatamente y tira error para Apple.</text:p>
          </table:table-cell>
          <table:table-cell table:style-name="ce2" office:value-type="string">
            <text:p>google</text:p>
          </table:table-cell>
          <table:table-cell table:style-name="ce2" office:value-type="string">
            <text:p>Reset bluetooth module. Factory reset all apple devices. Turn BT off and on. Reconnect all devices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La conexion BT se desconecta en la computadora de Denise, Allan y Marimel.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3" office:value-type="date" office:date-value="2021-11-08T13:00:00">
            <text:p>11/08/21 01:00 PM</text:p>
          </table:table-cell>
          <table:table-cell table:style-name="ce2" office:value-type="string">
            <text:p>IT Dept</text:p>
          </table:table-cell>
          <table:table-cell table:style-name="ce2" office:value-type="string">
            <text:p>Mover computadoras. Se dejo computadora de Ana en cubiculo nuevo para futura decision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Movieron de escritorio a Kimberly y Rebecca y por consecuencia se movieron 4 computadoras.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eset connection and test, ping 8.8.8.8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Hubo un bajon de luz que dezconecto los servidores.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3" office:value-type="date" office:date-value="2021-11-16T16:53:00">
            <text:p>11/16/21 04:53 PM</text:p>
          </table:table-cell>
          <table:table-cell table:style-name="ce2" office:value-type="string">
            <text:p>Worldnet Ticket</text:p>
          </table:table-cell>
          <table:table-cell table:style-name="ce2" office:value-type="string">
            <text:p>Maria Elena Lobos de Worldet envio numero de boleto 306329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Problemas con los telefonos no recibiendo IP esta en proceso desde hoy con Worldnet.</text:p>
          </table:table-cell>
          <table:table-cell table:style-name="ce2" office:value-type="string">
            <text:p>IT Dept</text:p>
          </table:table-cell>
          <table:table-cell table:style-name="ce2" office:value-type="string">
            <text:p>Run Apple dignostics tool(press and hold D on startup with wired mouse). Crear un perfil nuevo para Ana en computadora vieja de James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Problemas con bluetooth en computadoras de Marimel, Danise y Allan. Ana necesita utilizar la computadora vieja de James.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3" office:value-type="date" office:date-value="2021-11-18T09:30:00">
            <text:p>11/18/21 09:30 AM</text:p>
          </table:table-cell>
          <table:table-cell table:style-name="ce2" office:value-type="string">
            <text:p>Tecnico Worldnet</text:p>
          </table:table-cell>
          <table:table-cell table:style-name="ce2" office:value-type="string">
            <text:p>Se cambiaron los cables del switch Roku de 24 puertos al switch de Cisco de 48 puertos. Técnico organizo cables. Se tiro el cable del Forti al puerto 50 y de ahí sale al puerto 26 del switch aparte(standalone Cisco). Todos los equipos reciben IP y funcionan de manera regular(excepto aquellos que ya estaban sin conexión). Se necesitara un nuevo switch si se expande.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Teléfonos no reciben IP. Problema fue que se dano el switch Roku(comprado aparte por nosotros.)</text:p>
          </table:table-cell>
          <table:table-cell table:style-name="ce2" office:value-type="string">
            <text:p>Google</text:p>
          </table:table-cell>
          <table:table-cell table:style-name="ce2" office:value-type="string">
            <text:p>Se conecto a Caduceus ya que estaba en empleados y se desconecto auto-join a la conexion. Buscar como llegar a Activity Monitor en MacOsX./Se reinicio el printer. Otra posible solucion era desinstalar y volver a instalar driver./Se reinicio el bluetooth de Luz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mputadora de Rebecca estaba lenta./Printer imprimio paginas con garabatos./El bluetooth de Luz se desconecto.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3" office:value-type="date" office:date-value="2021-11-22T09:10:00">
            <text:p>11/22/21 09:10 AM</text:p>
          </table:table-cell>
          <table:table-cell table:style-name="ce2" office:value-type="string">
            <text:p>Tecnico Worldnet(Jose Soto)</text:p>
          </table:table-cell>
          <table:table-cell table:style-name="ce2" office:value-type="string">
            <text:p>Se cambio cable de la mesa central del conference a conexión en puerto 1(mas cerca de la puerta) por cable CAT6 en vez de CAT5. Router wifi del conference tenia error, y se resolvió problema. Cable que conecta router del conference es CAT5. <text:s/>Se removió cable (dañado) debajo de mesa. Entradas de enchufes no se sabe donde van ya que caja G no existe(vienen de debajo de nosotros).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Se hacen arreglos en el conference room para arreglar wifi, instalar cableado a la mesa y instalar cable al televisor. Cotización de instalación de cableado a televisor pendiente ya que no se hizo para este día.</text:p>
          </table:table-cell>
          <table:table-cell table:style-name="ce2" office:value-type="string">
            <text:p>WorldNet</text:p>
          </table:table-cell>
          <table:table-cell table:style-name="ce2" office:value-type="string">
            <text:p>Generaron boleto para instalar cableado en la oficina. Boleto 306329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No hay conexion ethernet en el conference room y el wifi esta en mal estado.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3" office:value-type="date" office:date-value="2021-11-22T11:10:00">
            <text:p>11/22/21 11:10 AM</text:p>
          </table:table-cell>
          <table:table-cell table:style-name="ce2" office:value-type="string">
            <text:p>Tecnico Worldnet(Jose Soto)</text:p>
          </table:table-cell>
          <table:table-cell table:style-name="ce2" office:value-type="string">
            <text:p>Se termina la labor de las conexiones. Se monta televisor nuevamente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Se terminan labores de instalación.</text:p>
          </table:table-cell>
          <table:table-cell table:style-name="ce2" office:value-type="string">
            <text:p>IP Lookup</text:p>
          </table:table-cell>
          <table:table-cell table:style-name="ce2" office:value-type="string">
            <text:p>El email de Allen ha sido comprometido(probablemente los otros tambien) <text:s/>y le bloqeuaron los emails en Microsoft. Contactar al admin de Microsoft 365 y que pueda desbloquear la cuenta. Traced IP 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Allen no puede enviar emails. </text:p>
          </table:table-cell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3" office:value-type="date" office:date-value="2021-11-22T12:20:00">
            <text:p>11/22/21 12:20 PM</text:p>
          </table:table-cell>
          <table:table-cell table:style-name="ce2" office:value-type="string">
            <text:p>Tecnico(Jose Soto)/Equipo IT</text:p>
          </table:table-cell>
          <table:table-cell table:style-name="ce2" office:value-type="string">
            <text:p>Se monto televisor y acabaron labores de tecnico.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string">
            <text:p>Terminan labores de Tecnico Jose Soto.</text:p>
          </table:table-cell>
          <table:table-cell table:style-name="ce2" office:value-type="string">
            <text:p>Carlos Lopez Jr.(Pending)</text:p>
          </table:table-cell>
          <table:table-cell table:style-name="ce2" office:value-type="string">
            <text:p>Carlos Sr me ofrecio informacion de contacte de Carlos Jr. Llame y deje saber mi info de contacto y que espero su llamada. Pending solution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Luz, Allen, Anita y posiblemente mas fueron comprometidos y Carlos Jr(Microsoft Admin) esta en proceso de cambiar sus credenciales, causando inabilidad de usar los productos Microsoft 365.</text:p>
          </table:table-cell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3" office:value-type="date" office:date-value="2021-12-02T09:00:00">
            <text:p>12/02/21 09:00 AM</text:p>
          </table:table-cell>
          <table:table-cell table:style-name="ce2" office:value-type="string">
            <text:p>IT Dept</text:p>
          </table:table-cell>
          <table:table-cell table:style-name="ce2" office:value-type="string">
            <text:p>Se reinicio el microtik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No hay internet al llegar al trabajo.</text:p>
          </table:table-cell>
          <table:table-cell table:style-name="ce2" office:value-type="string">
            <text:p>Worldnet</text:p>
          </table:table-cell>
          <table:table-cell table:style-name="ce2" office:value-type="string">
            <text:p>Llamar a Worldnet y ellos crearon ticket #306827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Internet esta teniendo mucho problemas de conexion. Desde esta manana esta en malas condiciones y viene y se va.</text:p>
          </table:table-cell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3" office:value-type="date" office:date-value="2021-12-06T12:00:00">
            <text:p>12/06/21 12:00 PM</text:p>
          </table:table-cell>
          <table:table-cell table:style-name="ce2" office:value-type="string">
            <text:p>Tecnico(Angel)</text:p>
          </table:table-cell>
          <table:table-cell table:style-name="ce2" office:value-type="string">
            <text:p>Se comprobo que el mikrotik estuviera conectado a la bateria(Cyberpower). Se probo la bateria desconectandola del enchufe y esta no esta sosteniendo carga. Se actualiza boleto y espera a mas informacion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Internet se cae cuando se va la luz.</text:p>
          </table:table-cell>
          <table:table-cell table:style-name="ce2" office:value-type="string">
            <text:p>Worldnet</text:p>
          </table:table-cell>
          <table:table-cell table:style-name="ce2" office:value-type="string">
            <text:p>Worldnet informo que soluciono problema. No ofrecieron detalles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Internet en malas condiciones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3" office:value-type="date" office:date-value="2021-12-07T10:00:00">
            <text:p>12/07/21 10:00 AM</text:p>
          </table:table-cell>
          <table:table-cell table:style-name="ce2" office:value-type="string">
            <text:p>Website(makeuseof.com/tag/reset-macs-smc-pram)</text:p>
          </table:table-cell>
          <table:table-cell table:style-name="ce2" office:value-type="string">
            <text:p>Se hizo reset al SMC ya que Option+Shift+Bluetooth no estaba funcionando. Se aprieta el boton de power por 10 segundos despues de shut-down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La computadora de Denise sigue con problemas de Bluetooth. No aparece reset bluetooth module.</text:p>
          </table:table-cell>
          <table:table-cell table:style-name="ce2" office:value-type="string">
            <text:p>Worldnet(Pending)</text:p>
          </table:table-cell>
          <table:table-cell table:style-name="ce2" office:value-type="string">
            <text:p>Se llamo a Worldnet y se inicio proceso de arreglo. Ticket #306874. Rep: Gabriel Cruz (787) 639-4318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Telefonos no estan recibiendo IP Address aunque computadoras si.</text:p>
          </table:table-cell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3" office:value-type="date" office:date-value="2022-01-11T10:00:00">
            <text:p>01/11/22 10:00 AM</text:p>
          </table:table-cell>
          <table:table-cell table:style-name="ce2" office:value-type="string">
            <text:p>Tecnico Worldnet: Jose</text:p>
          </table:table-cell>
          <table:table-cell table:style-name="ce2" office:value-type="string">
            <text:p>Se actualizo el forti y las antenas con la ultima actualizacion. Se conectaron el puerto C-1 y C-19 que estaban desconecatdos causando el problema de conexiones a las computadoras de Marimel y Denise. Solucion mas util seria bajar el 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office:value-type="string">
            <text:p>El wifi estaba dando problemas</text:p>
          </table:table-cell>
          <table:table-cell table:style-name="ce2" office:value-type="string">
            <text:p>Interno</text:p>
          </table:table-cell>
          <table:table-cell table:style-name="ce2" office:value-type="string">
            <text:p>Se reinicio el sistema de internet entero. Se desconecto el mikrotik, el cuadro y el procesador. No resolvio el problema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Telefonos siguen sin conexion.</text:p>
          </table:table-cell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3" office:value-type="date" office:date-value="2022-01-18T11:00:00">
            <text:p>01/18/22 11:00 AM</text:p>
          </table:table-cell>
          <table:table-cell table:style-name="ce2" office:value-type="string">
            <text:p>discussions.apple.com/Search: bluetooth.plist not found</text:p>
          </table:table-cell>
          <table:table-cell table:style-name="ce2" office:value-type="string">
            <text:p>Primero se trato de correr bluetooth debug usando Option+Shift left mouse click. No funciona ya que Apple quito la funcionalidad para nuevo sistema operativo. Se procedio a buscar el bluetooth.plist en Finder&gt;Go&gt;/library/preferences y no se encontro. Se reinicio la computadora pero no ayudo. Se desconectaron todos los periferales(incluyendo ethernet) y se desconecto del power por 30 segundos. Al prender se conectan los periferales de mouse y keyboard solamente y se continua a reset el NVRAM usando Option+Command+P+R antes de la primera pantalla de inicio. Se dejan apretados por variios segundos hasta que haga un segundo reset y se sueltan. La computadora suena al reset. Funciono y se pudieron conectar todos los dispositivos nuevamente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mputadora de Denise se sigue desconectando del bluetooth. Se determino que el bluetooth.plist file no existe en computadora. Ellas son las preferencias de bluetooth del usuario.</text:p>
          </table:table-cell>
          <table:table-cell table:style-name="ce2" office:value-type="string">
            <text:p>Interno</text:p>
          </table:table-cell>
          <table:table-cell table:style-name="ce2" office:value-type="string">
            <text:p>Worldnet encontro que no esta pasando trafico por el mikrotik del cuadro. Puerto 4. Se reinicio el cuadro solamente y comenzo a pasar un pooco de trafico pero intermitente. No se ha arreglado el problema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Worldnet llamo para seguir en troblueshooting.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3" office:value-type="date" office:date-value="2022-01-18T11:30:00">
            <text:p>01/18/22 11:30 AM</text:p>
          </table:table-cell>
          <table:table-cell table:style-name="ce2" office:value-type="string">
            <text:p>IT Dept</text:p>
          </table:table-cell>
          <table:table-cell table:style-name="ce2" office:value-type="string">
            <text:p>Microsoft Word dejo de funcionar causando issues con la velocidad. Activity Monitor&gt;Force Qui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mputadora de Ana se tranco.</text:p>
          </table:table-cell>
          <table:table-cell table:style-name="ce2" office:value-type="string">
            <text:p>Developer.apple.com</text:p>
          </table:table-cell>
          <table:table-cell table:style-name="ce2" office:value-type="string">
            <text:p>Clean out safari cache(~/Library). Hold Shift to open Safari(reset). Remove Home Page as startup page. Update to Mac OS 12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mputadora de Aida esta teniendo problemas con Safari. Se intenta abrir pero crashea inmediatamente y tira error para Apple.</text:p>
          </table:table-cell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3" office:value-type="date" office:date-value="2022-02-07T09:30:00">
            <text:p>02/07/22 09:30 AM</text:p>
          </table:table-cell>
          <table:table-cell table:style-name="ce2" office:value-type="string">
            <text:p>IT Dept</text:p>
          </table:table-cell>
          <table:table-cell table:style-name="ce2" office:value-type="string">
            <text:p>Set up new Training accounts with password He@lthCad2 for 7 new emplyees: - Krystal Vazquez - Viviana Vera Ramos - Luzaidalyn Vasquez - Guillermo Saade Rivera - Lillian Lugo - Grace Sanchez - Francisco Centeno And 2 returning ones: - Caren Sanabria - Carlos R. Sanabria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office:value-type="string">
            <text:p>New hires need computers set up for training.</text:p>
          </table:table-cell>
          <table:table-cell table:style-name="ce2" office:value-type="string">
            <text:p>IT Dept</text:p>
          </table:table-cell>
          <table:table-cell table:style-name="ce2" office:value-type="string">
            <text:p>Mover computadoras. Se dejo computadora de Ana en cubiculo nuevo para futura decision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Movieron de escritorio a Kimberly y Rebecca y por consecuencia se movieron 4 computadoras.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3" office:value-type="date" office:date-value="2022-02-09T09:30:00">
            <text:p>02/09/22 09:30 AM</text:p>
          </table:table-cell>
          <table:table-cell table:style-name="ce2" office:value-type="string">
            <text:p>IT Dept</text:p>
          </table:table-cell>
          <table:table-cell table:style-name="ce2" office:value-type="string">
            <text:p>Set up 9 new phones in center cubicles and connected missing ethernet connections B-4 and B-8. Collected and organized electronic equipment in office.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string">
            <text:p>Phones for new hires needed to be set up.</text:p>
          </table:table-cell>
          <table:table-cell table:style-name="ce2" office:value-type="string">
            <text:p>Worldnet Ticket</text:p>
          </table:table-cell>
          <table:table-cell table:style-name="ce2" office:value-type="string">
            <text:p>Maria Elena Lobos de Worldet envio numero de boleto 306329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Problemas con los telefonos no recibiendo IP esta en proceso desde hoy con Worldnet.</text:p>
          </table:table-cell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3" office:value-type="date" office:date-value="2022-02-11T12:00:00">
            <text:p>02/11/22 12:00 PM</text:p>
          </table:table-cell>
          <table:table-cell table:style-name="ce2" office:value-type="string">
            <text:p>IT Dept</text:p>
          </table:table-cell>
          <table:table-cell table:style-name="ce2" office:value-type="string">
            <text:p>Searched remainder of office due to finding more hidden electronic equipment. All now accounted for and placed in storage.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ollect and organize remaining electronic equipment.</text:p>
          </table:table-cell>
          <table:table-cell table:style-name="ce2" office:value-type="string">
            <text:p>Tecnico Worldnet</text:p>
          </table:table-cell>
          <table:table-cell table:style-name="ce2" office:value-type="string">
            <text:p>Se cambiaron los cables del switch Roku de 24 puertos al switch de Cisco de 48 puertos. Técnico organizo cables. Se tiro el cable del Forti al puerto 50 y de ahí sale al puerto 26 del switch aparte(standalone Cisco). Todos los equipos reciben IP y funcionan de manera regular(excepto aquellos que ya estaban sin conexión). Se necesitara un nuevo switch si se expande.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Teléfonos no reciben IP. Problema fue que se dano el switch Roku(comprado aparte por nosotros.)</text:p>
          </table:table-cell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3" office:value-type="date" office:date-value="2022-03-09T17:30:00">
            <text:p>03/09/22 05:30 PM</text:p>
          </table:table-cell>
          <table:table-cell table:style-name="ce2" office:value-type="string">
            <text:p>IT Dept</text:p>
          </table:table-cell>
          <table:table-cell table:style-name="ce2" office:value-type="string">
            <text:p>Erased cache and cookies on browsers and computers as well as a new resteart every day protocol established to make sure less issues happen over time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mputers were slower than usual.</text:p>
          </table:table-cell>
          <table:table-cell table:style-name="ce2" office:value-type="string">
            <text:p>Tecnico Worldnet(Jose Soto)</text:p>
          </table:table-cell>
          <table:table-cell table:style-name="ce2" office:value-type="string">
            <text:p>Se cambio cable de la mesa central del conference a conexión en puerto 1(mas cerca de la puerta) por cable CAT6 en vez de CAT5. Router wifi del conference tenia error, y se resolvió problema. Cable que conecta router del conference es CAT5. <text:s/>Se removió cable (dañado) debajo de mesa. Entradas de enchufes no se sabe donde van ya que caja G no existe(vienen de debajo de nosotros).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Se hacen arreglos en el conference room para arreglar wifi, instalar cableado a la mesa y instalar cable al televisor. Cotización de instalación de cableado a televisor pendiente ya que no se hizo para este día.</text:p>
          </table:table-cell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3" office:value-type="date" office:date-value="2022-03-15T11:30:00">
            <text:p>03/15/22 11:30 AM</text:p>
          </table:table-cell>
          <table:table-cell table:style-name="ce2" office:value-type="string">
            <text:p>IT Dept</text:p>
          </table:table-cell>
          <table:table-cell table:style-name="ce2" office:value-type="string">
            <text:p>Set up new accounts as well as download pertinent software.(IT USB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New laptop setup for Caduceus</text:p>
          </table:table-cell>
          <table:table-cell table:style-name="ce2" office:value-type="string">
            <text:p>Tecnico Worldnet(Jose Soto)</text:p>
          </table:table-cell>
          <table:table-cell table:style-name="ce2" office:value-type="string">
            <text:p>Se termina la labor de las conexiones. Se monta televisor nuevamente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Se terminan labores de instalación.</text:p>
          </table:table-cell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3" office:value-type="date" office:date-value="2022-03-22T10:00:00">
            <text:p>03/22/22 10:00 AM</text:p>
          </table:table-cell>
          <table:table-cell table:style-name="ce2" office:value-type="string">
            <text:p>IT Dept</text:p>
          </table:table-cell>
          <table:table-cell table:style-name="ce2" office:value-type="string">
            <text:p>Restarted computer, reset VRAM(cmd/option, P, R), reset bios memory(disconnect from power for 30 secs)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Luz's computer was detrimentally slow.</text:p>
          </table:table-cell>
          <table:table-cell table:style-name="ce2" office:value-type="string">
            <text:p>Tecnico(Jose Soto)/Equipo IT</text:p>
          </table:table-cell>
          <table:table-cell table:style-name="ce2" office:value-type="string">
            <text:p>Se monto televisor y acabaron labores de tecnico.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string">
            <text:p>Terminan labores de Tecnico Jose Soto.</text:p>
          </table:table-cell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3" office:value-type="date" office:date-value="2022-03-28T11:30:00">
            <text:p>03/28/22 11:30 AM</text:p>
          </table:table-cell>
          <table:table-cell table:style-name="ce2" office:value-type="string">
            <text:p>IT Dept</text:p>
          </table:table-cell>
          <table:table-cell table:style-name="ce2" office:value-type="string">
            <text:p>Se reinstalo el driver del printer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mputadora de Alejandro no queria imprimir.</text:p>
          </table:table-cell>
          <table:table-cell table:style-name="ce2" office:value-type="string">
            <text:p>IT Dept</text:p>
          </table:table-cell>
          <table:table-cell table:style-name="ce2" office:value-type="string">
            <text:p>Se reinicio el microtik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No hay internet al llegar al trabajo.</text:p>
          </table:table-cell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3" office:value-type="date" office:date-value="2022-04-04T10:00:00">
            <text:p>04/04/22 10:00 AM</text:p>
          </table:table-cell>
          <table:table-cell table:style-name="ce2" office:value-type="string">
            <text:p>IT Dept</text:p>
          </table:table-cell>
          <table:table-cell table:style-name="ce2" office:value-type="string">
            <text:p>Many steps taken to speed up computer as well as prevent slowness in general: <text:s/>- Cleared browser cache and cookies - Disconnected from wifi to ethernet - Emptied computer cache - Installed missing App Store updates - Installed mac os update 12.3.1 - Emptied trash(over 40k files deleted) - Restareted computer - Reset NVRAM(Cmd+Opt+P+R) <text:s/>After al this computer running in best conditions possible. Further speed issues may refer to network issues.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string">
            <text:p>Rebbeccas' computer was detrimentally slow.</text:p>
          </table:table-cell>
          <table:table-cell table:style-name="ce2" office:value-type="string">
            <text:p>Tecnico(Angel)</text:p>
          </table:table-cell>
          <table:table-cell table:style-name="ce2" office:value-type="string">
            <text:p>Se comprobo que el mikrotik estuviera conectado a la bateria(Cyberpower). Se probo la bateria desconectandola del enchufe y esta no esta sosteniendo carga. Se actualiza boleto y espera a mas informacion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Internet se cae cuando se va la luz.</text:p>
          </table:table-cell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3" office:value-type="date" office:date-value="2022-04-07T09:30:00">
            <text:p>04/07/22 09:30 AM</text:p>
          </table:table-cell>
          <table:table-cell table:style-name="ce2" office:value-type="string">
            <text:p>IT Dept</text:p>
          </table:table-cell>
          <table:table-cell table:style-name="ce2" office:value-type="string">
            <text:p>Reunion con Wroldnet and investigation into 24/7 call center.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office:value-type="string">
            <text:p>Carlos asked for information on setting up a 24/7 call center.</text:p>
          </table:table-cell>
          <table:table-cell table:style-name="ce2" office:value-type="string">
            <text:p>Website(makeuseof.com/tag/reset-macs-smc-pram)</text:p>
          </table:table-cell>
          <table:table-cell table:style-name="ce2" office:value-type="string">
            <text:p>Se hizo reset al SMC ya que Option+Shift+Bluetooth no estaba funcionando. Se aprieta el boton de power por 10 segundos despues de shut-down.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La computadora de Denise sigue con problemas de Bluetooth. No aparece reset bluetooth module.</text:p>
          </table:table-cell>
        </table:table-row>
        <table:table-row table:style-name="ro1">
          <table:table-cell table:number-columns-repeated="5"/>
          <table:table-cell table:style-name="ce2" table:formula="of:=SUM([.F2:.F38])" office:value-type="float" office:value="68">
            <text:p>68</text:p>
          </table:table-cell>
          <table:table-cell table:style-name="ce3"/>
          <table:table-cell table:style-name="ce2" table:number-columns-repeated="5"/>
        </table:table-row>
        <table:table-row table:style-name="ro1" table:number-rows-repeated="11">
          <table:table-cell table:number-columns-repeated="5"/>
          <table:table-cell table:style-name="ce2"/>
          <table:table-cell table:style-name="ce3"/>
          <table:table-cell table:style-name="ce2" table:number-columns-repeated="5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5"/>
          <table:table-cell table:formula="of:=SUM([.F2:.F1048575])" office:value-type="float" office:value="136">
            <text:p>136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1">04/11/2022</text:date>, <text:time>16:5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Ortiz</meta:initial-creator>
    <meta:creation-date>2022-04-11T16:51:07</meta:creation-date>
    <dc:date>2022-04-11T16:54:29</dc:date>
    <dc:creator>Jorge Ortiz</dc:creator>
    <meta:editing-duration>PT3M25S</meta:editing-duration>
    <meta:editing-cycles>1</meta:editing-cycles>
    <meta:document-statistic meta:table-count="3" meta:cell-count="336" meta:object-count="0"/>
    <meta:generator>OpenOffice/4.1.11$Unix OpenOffice.org_project/4111m1$Build-9808</meta:generator>
  </office:meta>
</office:document-meta>
</file>